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  <style:text-properties style:font-name="Liberation Sans" fo:font-size="28pt" fo:font-weight="bold" officeooo:rsid="00201835" officeooo:paragraph-rsid="00201835" style:font-name-asian="MS Gothic" style:font-size-asian="28pt" style:font-weight-asian="bold" style:font-name-complex="Tahoma" style:font-size-complex="28pt" style:font-weight-complex="bold"/>
    </style:style>
    <style:style style:name="P2" style:family="paragraph" style:parent-style-name="Heading">
      <style:text-properties style:font-name="Liberation Sans" fo:font-size="14pt" officeooo:rsid="00201835" officeooo:paragraph-rsid="00201835" style:font-name-asian="MS Gothic" style:font-size-asian="14pt" style:font-name-complex="Tahoma" style:font-size-complex="14pt"/>
    </style:style>
    <style:style style:name="P3" style:family="paragraph" style:parent-style-name="Standard">
      <style:text-properties officeooo:rsid="001fa40d" officeooo:paragraph-rsid="001fa40d"/>
    </style:style>
    <style:style style:name="P4" style:family="paragraph" style:parent-style-name="Standard">
      <style:text-properties officeooo:paragraph-rsid="001fa40d"/>
    </style:style>
    <style:style style:name="T1" style:family="text">
      <style:text-properties officeooo:rsid="001fa4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rad</text:p>
      <text:p text:style-name="Standard"/>
      <text:p text:style-name="P2">Planung, Bau und Automatisierung des Modellwindrads</text:p>
      <text:p text:style-name="P3">1. Ziel:</text:p>
      <text:p text:style-name="P3">- Standortfindung mit GIS</text:p>
      <text:p text:style-name="P3">2. Ziel:</text:p>
      <text:p text:style-name="P3">- Planung des Windrads (Erstellen von 3D Modellen)</text:p>
      <text:p text:style-name="P3">3. Ziel:</text:p>
      <text:p text:style-name="P3">- Materialbeschaffung</text:p>
      <text:p text:style-name="P3">4. Ziel:</text:p>
      <text:p text:style-name="P3">- Fertigung der einzelnen Teile (Turm, Gondel, Flügel)</text:p>
      <text:p text:style-name="P3">5. Ziel:</text:p>
      <text:p text:style-name="P3">- Zusammenbau und Programmierung des Windrads</text:p>
      <text:p text:style-name="P3">6. Ziel:</text:p>
      <text:p text:style-name="P4"><text:span text:style-name="T1">- Dokumentation und Präsenta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title/>
    <dc:description/>
    <dc:subject/>
    <meta:initial-creator>Christian Krause</meta:initial-creator>
    <meta:creation-date>2023-01-17T07:57:00Z</meta:creation-date>
    <dc:date>2023-01-20T10:13:41.464000000</dc:date>
    <meta:editing-cycles>3</meta:editing-cycles>
    <meta:editing-duration>PT4M51S</meta:editing-duration>
    <meta:document-statistic meta:table-count="0" meta:image-count="0" meta:object-count="0" meta:page-count="1" meta:paragraph-count="14" meta:word-count="51" meta:character-count="333" meta:non-whitespace-character-count="296"/>
    <meta:template xlink:type="simple" xlink:actuate="onRequest" xlink:title="" xlink:href="Normal.dotm"/>
  </office:meta>
</office:document-meta>
</file>